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Základnítext" style:family="paragraph">
      <style:text-properties fo:color="#000000"/>
    </style:style>
    <style:style style:name="T19" style:parent-style-name="Standardnípísmoodstavce" style:family="text">
      <style:text-properties fo:color="#000000"/>
    </style:style>
    <style:style style:name="T20" style:parent-style-name="instruk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T22" style:parent-style-name="Standardnípísmoodstavce" style:family="text">
      <style:text-properties fo:color="#000000"/>
    </style:style>
    <style:style style:name="P23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4" style:parent-style-name="instrukce" style:family="text">
      <style:text-properties fo:color="#000000"/>
    </style:style>
    <style:style style:name="T25" style:parent-style-name="instrukce" style:family="text">
      <style:text-properties fo:color="#000000"/>
    </style:style>
    <style:style style:name="P26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7" style:parent-style-name="instrukce" style:family="text">
      <style:text-properties fo:color="#000000"/>
    </style:style>
    <style:style style:name="T28" style:parent-style-name="instrukce" style:family="text">
      <style:text-properties fo:color="#000000"/>
    </style:style>
    <style:style style:name="P2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30" style:parent-style-name="instrukce" style:family="text">
      <style:text-properties fo:color="#000000"/>
    </style:style>
    <style:style style:name="T31" style:parent-style-name="instrukce" style:family="text">
      <style:text-properties fo:color="#000000"/>
    </style:style>
    <style:style style:name="P32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33" style:parent-style-name="instrukce" style:family="text">
      <style:text-properties fo:color="#000000"/>
    </style:style>
    <style:style style:name="T34" style:parent-style-name="instrukce" style:family="text">
      <style:text-properties fo:color="#000000"/>
    </style:style>
    <style:style style:name="T35" style:parent-style-name="Standardnípísmoodstavce" style:family="text">
      <style:text-properties fo:font-style="italic" style:font-style-asian="italic" style:font-style-complex="italic"/>
    </style:style>
    <style:style style:name="T36" style:parent-style-name="Standardnípísmoodstavce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7" style:parent-style-name="Standardnípísmoodstavce" style:family="text">
      <style:text-properties fo:font-weight="bold" style:font-weight-asian="bold" style:font-weight-complex="bold" fo:font-style="italic" style:font-style-asian="italic" style:font-style-complex="italic"/>
    </style:style>
    <style:style style:name="T38" style:parent-style-name="Standardnípísmoodstavce" style:family="text">
      <style:text-properties fo:font-style="italic" style:font-style-asian="italic" style:font-style-complex="italic"/>
    </style:style>
    <style:style style:name="T39" style:parent-style-name="Značkapozn.podčarou" style:family="text">
      <style:text-properties style:font-name-complex="Calibri" style:font-size-complex="11.5pt"/>
    </style:style>
    <style:style style:name="P40" style:parent-style-name="Textpozn.podčarou" style:family="paragraph">
      <style:paragraph-properties fo:text-align="start"/>
    </style:style>
    <style:style style:name="T41" style:parent-style-name="Standardnípísmoodstavce" style:family="text">
      <style:text-properties style:font-name-complex="Calibri"/>
    </style:style>
    <style:style style:name="T42" style:parent-style-name="Standardnípísmoodstavce" style:family="text">
      <style:text-properties style:font-name-complex="Calibri"/>
    </style:style>
    <style:style style:name="T43" style:parent-style-name="Značkapozn.podčarou" style:family="text">
      <style:text-properties style:font-name-complex="Calibri" style:font-size-complex="11.5pt"/>
    </style:style>
    <style:style style:name="P44" style:parent-style-name="Textpozn.podčarou" style:family="paragraph">
      <style:paragraph-properties fo:text-align="start"/>
    </style:style>
    <style:style style:name="T45" style:parent-style-name="Standardnípísmoodstavce" style:family="text">
      <style:text-properties style:font-name-complex="Calibri"/>
    </style:style>
    <style:style style:name="T46" style:parent-style-name="Hypertextovýodkaz" style:family="text">
      <style:text-properties fo:font-size="9pt" style:font-size-asian="9pt"/>
    </style:style>
    <style:style style:name="T47" style:parent-style-name="Hypertextovýodkaz" style:family="text">
      <style:text-properties fo:font-size="9pt" style:font-size-asian="9pt"/>
    </style:style>
    <style:style style:name="T48" style:parent-style-name="Standardnípísmoodstavce" style:family="text">
      <style:text-properties style:font-name-complex="Calibri"/>
    </style:style>
    <style:style style:name="T49" style:parent-style-name="Standardnípísmoodstavce" style:family="text">
      <style:text-properties style:font-name-complex="Calibri"/>
    </style:style>
    <style:style style:name="P50" style:parent-style-name="Textpozn.podčarou" style:family="paragraph">
      <style:paragraph-properties fo:text-align="start"/>
    </style:style>
    <style:style style:name="T51" style:parent-style-name="Hypertextovýodkaz" style:family="text">
      <style:text-properties fo:font-size="9pt" style:font-size-asian="9pt"/>
    </style:style>
    <style:style style:name="T52" style:parent-style-name="Hypertextovýodkaz" style:family="text">
      <style:text-properties fo:font-size="9pt" style:font-size-asian="9pt"/>
    </style:style>
    <style:style style:name="T53" style:parent-style-name="Standardnípísmoodstavce" style:family="text">
      <style:text-properties style:font-name-complex="Calibri"/>
    </style:style>
    <style:style style:name="T54" style:parent-style-name="Standardnípísmoodstavce" style:family="text">
      <style:text-properties fo:font-style="italic" style:font-style-asian="italic" style:font-style-complex="italic"/>
    </style:style>
    <style:style style:name="T55" style:parent-style-name="Značkapozn.podčarou" style:family="text">
      <style:text-properties style:font-name-complex="Calibri" style:font-size-complex="11.5pt"/>
    </style:style>
    <style:style style:name="P56" style:parent-style-name="Textpozn.podčarou" style:family="paragraph">
      <style:paragraph-properties fo:text-align="start"/>
    </style:style>
    <style:style style:name="T57" style:parent-style-name="Standardnípísmoodstavce" style:family="text">
      <style:text-properties style:font-name-complex="Calibri"/>
    </style:style>
    <style:style style:name="T58" style:parent-style-name="Standardnípísmoodstavce" style:family="text">
      <style:text-properties style:font-name-complex="Calibri"/>
    </style:style>
    <style:style style:name="T59" style:parent-style-name="Hypertextovýodkaz" style:family="text">
      <style:text-properties style:font-name-complex="Calibri" fo:font-size="9pt" style:font-size-asian="9pt"/>
    </style:style>
    <style:style style:name="T60" style:parent-style-name="Hypertextovýodkaz" style:family="text">
      <style:text-properties style:font-name-complex="Calibri" fo:font-size="9pt" style:font-size-asian="9pt"/>
    </style:style>
    <style:style style:name="T61" style:parent-style-name="Hypertextovýodkaz" style:family="text">
      <style:text-properties style:font-name-complex="Calibri"/>
    </style:style>
    <style:style style:name="T62" style:parent-style-name="Standardnípísmoodstavce" style:family="text">
      <style:text-properties style:font-name-complex="Calibri"/>
    </style:style>
    <style:style style:name="T63" style:parent-style-name="Standardnípísmoodstavce" style:family="text">
      <style:text-properties fo:font-style="italic" style:font-style-asian="italic" style:font-style-complex="italic"/>
    </style:style>
    <style:style style:name="T64" style:parent-style-name="Značkapozn.podčarou" style:family="text">
      <style:text-properties style:font-name-complex="Calibri" style:font-size-complex="11.5pt"/>
    </style:style>
    <style:style style:name="P65" style:parent-style-name="Textpozn.podčarou" style:family="paragraph">
      <style:paragraph-properties fo:text-align="start"/>
    </style:style>
    <style:style style:name="T66" style:parent-style-name="Standardnípísmoodstavce" style:family="text">
      <style:text-properties style:font-name-complex="Calibri"/>
    </style:style>
    <style:style style:name="T67" style:parent-style-name="Standardnípísmoodstavce" style:family="text">
      <style:text-properties style:font-name-complex="Calibri" fo:font-style="italic" style:font-style-asian="italic"/>
    </style:style>
    <style:style style:name="T68" style:parent-style-name="Standardnípísmoodstavce" style:family="text">
      <style:text-properties style:font-name-complex="Calibri"/>
    </style:style>
    <style:style style:name="T69" style:parent-style-name="Hypertextovýodkaz" style:family="text">
      <style:text-properties style:font-name-complex="Calibri" fo:font-size="9pt" style:font-size-asian="9pt"/>
    </style:style>
    <style:style style:name="T70" style:parent-style-name="Hypertextovýodkaz" style:family="text">
      <style:text-properties style:font-name-complex="Calibri" fo:font-size="9pt" style:font-size-asian="9pt"/>
    </style:style>
    <style:style style:name="T71" style:parent-style-name="Standardnípísmoodstavce" style:family="text">
      <style:text-properties style:font-name-complex="Calibri"/>
    </style:style>
    <style:style style:name="T72" style:parent-style-name="Standardnípísmoodstavce" style:family="text">
      <style:text-properties fo:font-style="italic" style:font-style-asian="italic" style:font-style-complex="italic"/>
    </style:style>
    <style:style style:name="T73" style:parent-style-name="Standardnípísmoodstavce" style:family="text">
      <style:text-properties fo:font-style="italic" style:font-style-asian="italic" style:font-style-complex="italic"/>
    </style:style>
    <style:style style:name="T74" style:parent-style-name="Značkapozn.podčarou" style:family="text">
      <style:text-properties style:font-name-complex="Calibri" style:font-size-complex="11.5pt"/>
    </style:style>
    <style:style style:name="P75" style:parent-style-name="Textpozn.podčarou" style:family="paragraph">
      <style:paragraph-properties fo:text-align="start"/>
    </style:style>
    <style:style style:name="T76" style:parent-style-name="Standardnípísmoodstavce" style:family="text">
      <style:text-properties style:font-name-complex="Calibri"/>
    </style:style>
    <style:style style:name="T77" style:parent-style-name="Standardnípísmoodstavce" style:family="text">
      <style:text-properties fo:font-style="italic" style:font-style-asian="italic"/>
    </style:style>
    <style:style style:name="T78" style:parent-style-name="Hypertextovýodkaz" style:family="text">
      <style:text-properties fo:font-size="9pt" style:font-size-asian="9pt"/>
    </style:style>
    <style:style style:name="T79" style:parent-style-name="Standardnípísmoodstavce" style:family="text">
      <style:text-properties style:font-name-complex="Calibri"/>
    </style:style>
    <style:style style:name="T80" style:parent-style-name="Značkapozn.podčarou" style:family="text">
      <style:text-properties style:font-name-complex="Calibri" style:font-size-complex="11.5pt"/>
    </style:style>
    <style:style style:name="P81" style:parent-style-name="Textpozn.podčarou" style:family="paragraph">
      <style:paragraph-properties fo:text-align="start"/>
    </style:style>
    <style:style style:name="T82" style:parent-style-name="Standardnípísmoodstavce" style:family="text">
      <style:text-properties style:font-name-complex="Calibri"/>
    </style:style>
    <style:style style:name="T83" style:parent-style-name="Standardnípísmoodstavce" style:family="text">
      <style:text-properties style:font-name-complex="Calibri"/>
    </style:style>
    <style:style style:name="T84" style:parent-style-name="Značkapozn.podčarou" style:family="text">
      <style:text-properties style:font-name-complex="Calibri" style:font-size-complex="11.5pt"/>
    </style:style>
    <style:style style:name="P85" style:parent-style-name="Textpozn.podčarou" style:family="paragraph">
      <style:paragraph-properties fo:text-align="start"/>
    </style:style>
    <style:style style:name="T86" style:parent-style-name="Standardnípísmoodstavce" style:family="text">
      <style:text-properties style:font-name-complex="Calibri"/>
    </style:style>
    <style:style style:name="T87" style:parent-style-name="Hypertextovýodkaz" style:family="text">
      <style:text-properties style:font-name-complex="Calibri" fo:font-size="9pt" style:font-size-asian="9pt"/>
    </style:style>
    <style:style style:name="T88" style:parent-style-name="Standardnípísmoodstavce" style:family="text">
      <style:text-properties style:font-name-complex="Calibri"/>
    </style:style>
    <style:style style:name="T89" style:parent-style-name="Standardnípísmoodstavce" style:family="text">
      <style:text-properties fo:font-style="italic" style:font-style-asian="italic"/>
    </style:style>
    <style:style style:name="P90" style:parent-style-name="Textpozn.podčarou" style:family="paragraph">
      <style:paragraph-properties fo:text-align="start"/>
    </style:style>
    <style:style style:name="T91" style:parent-style-name="Hypertextovýodkaz" style:family="text">
      <style:text-properties fo:font-size="9pt" style:font-size-asian="9pt"/>
    </style:style>
    <style:style style:name="TableColumn93" style:family="table-column">
      <style:table-column-properties style:column-width="0.6861in"/>
    </style:style>
    <style:style style:name="TableColumn94" style:family="table-column">
      <style:table-column-properties style:column-width="1.9687in"/>
    </style:style>
    <style:style style:name="Table92" style:family="table">
      <style:table-properties style:width="2.6548in" fo:margin-left="0in" table:align="left"/>
    </style:style>
    <style:style style:name="TableRow95" style:family="table-row">
      <style:table-row-properties style:min-row-height="0.343in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ální" style:family="paragraph">
      <style:paragraph-properties fo:text-align="justify"/>
      <style:text-properties style:font-name-complex="Calibri" style:font-size-complex="11.5pt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ální" style:family="paragraph">
      <style:paragraph-properties fo:text-align="justify"/>
      <style:text-properties style:font-name-complex="Calibri" style:font-size-complex="11.5p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Row105" style:family="table-row">
      <style:table-row-properties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Row120" style:family="table-row">
      <style:table-row-properties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Row135" style:family="table-row">
      <style:table-row-properties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Row140" style:family="table-row">
      <style:table-row-properties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ální" style:family="paragraph">
      <style:paragraph-properties fo:text-align="justify" fo:line-height="106%"/>
      <style:text-properties style:font-name-complex="Calibri" style:font-size-complex="11.5pt"/>
    </style:style>
    <style:style style:name="T145" style:parent-style-name="Standardnípísmoodstavce" style:family="text">
      <style:text-properties fo:font-style="italic" style:font-style-asian="italic" style:font-style-complex="italic"/>
    </style:style>
    <style:style style:name="T146" style:parent-style-name="Standardnípísmoodstavce" style:family="text">
      <style:text-properties fo:font-style="italic" style:font-style-asian="italic" style:font-style-complex="italic"/>
    </style:style>
    <style:style style:name="T147" style:parent-style-name="Značkapozn.podčarou" style:family="text">
      <style:text-properties style:font-name-complex="Calibri" style:font-size-complex="11.5pt"/>
    </style:style>
    <style:style style:name="P148" style:parent-style-name="Textpozn.podčarou" style:family="paragraph">
      <style:paragraph-properties fo:text-align="start"/>
    </style:style>
    <style:style style:name="T149" style:parent-style-name="Standardnípísmoodstavce" style:family="text">
      <style:text-properties style:font-name-complex="Calibri"/>
    </style:style>
    <style:style style:name="T150" style:parent-style-name="Standardnípísmoodstavce" style:family="text">
      <style:text-properties style:font-name-complex="Calibri" fo:font-style="italic" style:font-style-asian="italic"/>
    </style:style>
    <style:style style:name="T151" style:parent-style-name="Standardnípísmoodstavce" style:family="text">
      <style:text-properties style:font-name-complex="Calibri"/>
    </style:style>
    <style:style style:name="T152" style:parent-style-name="Standardnípísmoodstavce" style:family="text">
      <style:text-properties style:font-name-complex="Calibri"/>
    </style:style>
    <style:style style:name="T153" style:parent-style-name="Hypertextovýodkaz" style:family="text">
      <style:text-properties style:font-name-complex="Calibri" fo:font-size="9pt" style:font-size-asian="9pt"/>
    </style:style>
    <style:style style:name="T154" style:parent-style-name="Hypertextovýodkaz" style:family="text">
      <style:text-properties style:font-name-complex="Calibri" fo:font-size="9pt" style:font-size-asian="9pt"/>
    </style:style>
    <style:style style:name="T155" style:parent-style-name="Standardnípísmoodstavce" style:family="text">
      <style:text-properties style:font-name-complex="Calibri"/>
    </style:style>
    <style:style style:name="T156" style:parent-style-name="Standardnípísmoodstavce" style:family="text">
      <style:text-properties fo:font-style="italic" style:font-style-asian="italic" style:font-style-complex="italic"/>
    </style:style>
    <style:style style:name="P157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4/2024</text:p>
            <text:p text:style-name="Normální">KVOP-21410/2024</text:p>
            <text:p text:style-name="Normální"><text:bookmark-start text:name="Text3"/>30. 05. 2024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V. J.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Normální"><text:s text:c="7"/></text:p>
            <text:p text:style-name="Normální"/>
            <text:p text:style-name="Normální"/>
          </table:table-cell>
        </table:table-row>
      </table:table>
      <text:h text:style-name="Nadpis1" text:outline-level="1">Sdělení o vyřízení žádosti o informace</text:h>
      <text:h text:style-name="Nadpis1" text:outline-level="1">podle zákona č. 106/1999 Sb., o svobodném přístupu k informacím</text:h>
      <text:p text:style-name="P18">Vážený pane J.,</text:p>
      <text:p text:style-name="Základnítext"><text:span text:style-name="T19">dne<text:s/></text:span><text:span text:style-name="T20">19. května 2024<text:s/></text:span><text:span text:style-name="T21">obdržela Kancelář veřejného</text:span><text:span text:style-name="T22"><text:s/>ochránce práv Vaši žádost o informace. Žádáte o odpovědi na následující dotazy, cit.:</text:span></text:p>
      <text:list text:style-name="LFO3_1" text:continue-numbering="true">
        <text:list-item>
          <text:p text:style-name="P23"><text:span text:style-name="T24">Jaké podnikl od počátku svého mandátu veřejný ochránce práv ke zlepšení společenského postavení příslušníků sexuálních nebo genderových menšin (LGBTQ+) v České republice</text:span><text:span text:style-name="T25">?</text:span></text:p>
        </text:list-item>
        <text:list-item>
          <text:p text:style-name="P26"><text:span text:style-name="T27">Kolik podnětů obdržela Kancelář veřejného ochránce práv související s diskriminací na základě příslušnosti k sexuální či genderové menšině (LGBTQ+) v letech: 2015, 2016, 2017, 2018, 2019, 2020, 2021, 2022, 2023? Uveďte data pro jednotlivé kroky zvlášť.<text:s/></text:span><text:span text:style-name="T28">Ke každému z let uveďte rozdělení dle formy zjištění – odložení, zpráva o zjištění diskriminace, zpráva o nezjištění diskriminace, apod.</text:span></text:p>
        </text:list-item>
        <text:list-item>
          <text:p text:style-name="P29"><text:span text:style-name="T30">Setkal se veřejný ochránce práv od počátku svého mandátu se zástupci neziskových organizací, nevládních iniciativ či s </text:span><text:span text:style-name="T31">jinými aktivisty, jejichž cílem je mj. zamezování diskriminace vůči LGBTQ+ komunitě?</text:span></text:p>
        </text:list-item>
        <text:list-item>
          <text:p text:style-name="P32"><text:span text:style-name="T33">Vystoupil v od počátku svého mandátu veřejný ochránce práv v rámci výkonu své funkce na akcích souvisejících s iniciativami snažící se zlepšit společenské nebo právní post</text:span><text:span text:style-name="T34">avení příslušníků sexuálních nebo genderových menšin (LGBTQ+)?</text:span></text:p>
        </text:list-item>
      </text:list>
      <text:p text:style-name="Základnítext"><text:span text:style-name="Silné">Dáváme Vám tyto informace</text:span>:</text:p>
      <text:h text:style-name="Nadpis2" text:outline-level="2">K bodu č. 1</text:h>
      <text:p text:style-name="Základnítext">Z formulace položené otázky není možné jednoznačně seznat, jaké konkrétní informace žádáte poskytnout. Předně zde (zřejmě nedopatřením) chybí pojmenování<text:s/>toho, co měl veřejný ochránce práv v rámci svého mandátu ke zlepšení společenského postavení příslušníků sexuálních a genderových menšin podniknout. Informace proto poskytujeme k otázce, kterou jsme si vzhledem k celkovému kontextu Vaší žádosti dovolili doplnit následujícím způsobem: „<text:span text:style-name="T35">Jaké<text:s/></text:span><text:span text:style-name="T36">aktivity</text:span><text:span text:style-name="T37"><text:s/></text:span><text:span text:style-name="T38">podnikl od počátku svého mandátu veřejný ochránce práv ke zlepšení společenského postavení příslušníků sexuálních nebo genderových menšin (LGBTQ+) v České republice?</text:span>“. Vedle již uvedeného také nelze jednoznačně určit, které<text:s/><text:soft-page-break/>z aktivit ochránce podniká ke „zlepšení společenského postavení příslušníků sexuálních a genderových menšin“ a které nikoli. Toto postavení jsou totiž v některých aspektech způsobilé zlepšit i aktivity směřované veřejnosti bez ohledu na sexuální orientaci či pohlavní identifikaci adresátů. Omezíme se proto pouze na výčet stěžejních aktivit, které ochránce směřoval výlučně sexuálním a genderovým menšinám nebo jejich příslušníkům. Pro úplnost uvádíme, že funkční období stávajícího veřejného ochránce práv JUDr. Stanislava Křečka započalo 19. února 2020.</text:p>
      <text:p text:style-name="Základnítext">V období mezi 19. únorem 2020 a 28. květnem 2024 ochránce vyřídil celkem 27 individuálních podnětů s námitkou diskriminace z důvodu sexuální orientace. Co se týče vyřízených podnětů s námitkou diskriminace z důvodu pohlavní identifikace, jejich přesný počet pro účely statistiky nesledujeme. Pohlavní identifikace totiž není (na rozdíl od sexuální orientace) dle účinného antidiskriminačního zákona<text:span text:style-name="T39"><text:note text:note-class="footnote" text:id="_ftn0"><text:note-citation>1</text:note-citation><text:note-body><text:p text:style-name="P40"><text:span text:style-name="T41"><text:s/>Zákon č. 198/2009 Sb., o rovném zacházení a o<text:s/></text:span><text:span text:style-name="T42">právních prostředcích ochrany před diskriminací a o změně některých zákonů (antidiskriminační zákon).</text:span></text:p></text:note-body></text:note></text:span><text:s/>samostatným diskriminačním důvodem.</text:p>
      <text:p text:style-name="Základnítext">V listopadu 2020 ochránce z vlastní iniciativy vyzval ministra vnitra, aby zajistil narovnání podmínek pro uzavírání svateb a registrovaných partnerství v době nouzového stavu.<text:span text:style-name="T43"><text:note text:note-class="footnote" text:id="_ftn1"><text:note-citation>2</text:note-citation><text:note-body><text:p text:style-name="P44"><text:span text:style-name="T45"><text:s/></text:span>Ombudsman [@verejny.ochrance.prav].<text:s/><text:span text:style-name="Zdůraznění">Ombudsman Stanislav Křeček se obrátil dopisem na ministra vnitra Jana Hamáčka ve věci uzavírání sňatků a registrovaných partnerství osob stejného pohlaví v do</text:span><text:span text:style-name="Zdůraznění">bě nouzového stavu.</text:span><text:s/>Online, příspěvek. 20. 11. 2020. Dostupné z: Facebook,<text:s/><text:a xlink:href="https://www.facebook.com/verejny.ochrance.prav/posts/pfbid02tJnxkE5TmBXrTAAGSTUBcXtqyXW7GJKQxpS2q6fnF6pFN7borfmJCpYWVqzPWL98l" office:target-frame-name="_top" xlink:show="replace"><text:span text:style-name="T46">https://www.facebook.com/verejny.ochra</text:span><text:span text:style-name="T47">nce.prav/posts/pfbid02tJnxkE5TmBXrTAAGSTUBcXtqyXW7GJKQxpS2q6fnF6pFN7borfmJCpYWVqzPWL98l</text:span></text:a><text:s/><text:span text:style-name="T48">[cit. 28. 5. 2024]</text:span>.<text:s/><text:span text:style-name="T49"><text:s/></text:span></text:p></text:note-body></text:note></text:span></text:p>
      <text:p text:style-name="Základnítext">V květnu 2021 ochránce zveřejnil facebookový příspěvek připomínající význam Mezinárodního dne proti homofobii, bifobii a transfobii, přičemž deklaroval svou připravenost přijímat a vyřizovat individuální podněty s námitkou diskriminace z důvodu sexuální orientace nebo pohlavní identifikace.<text:span text:style-name="Značkapozn.podčarou"><text:note text:note-class="footnote" text:id="_ftn2"><text:note-citation>3</text:note-citation><text:note-body><text:p text:style-name="P50"><text:s/>Ombudsman [@verejny.ochrance.prav].<text:s/><text:span text:style-name="Zdůraznění">Dnes je 17. květen</text:span>. Online, příspěvek. 17. 5. 2021. Dostupné z: Facebook,<text:s/><text:a xlink:href="https://www.facebook.com/verejny.ochrance.prav/posts/pfbid0nFFJQJ8CcPhSVMpQgYBn8EhzrrCZveLW3M2LdA7h9kxqd4tjr8vLFiBiqnUBhEZml" office:target-frame-name="_top" xlink:show="replace"><text:span text:style-name="T51">https://www.facebook.com/verejny.ochrance.prav/posts/pfbid0nFFJQJ8CcPhSVMpQgYBn8EhzrrCZveLW3M2LdA7h9kxqd4tjr8vL</text:span><text:span text:style-name="T52">FiBiqnUBhEZml</text:span></text:a><text:s/><text:span text:style-name="T53">[cit. 28. 5. 2024]</text:span>.<text:s/></text:p></text:note-body></text:note></text:span></text:p>
      <text:p text:style-name="Základnítext">V srpnu 2021 ochránce vydal doporučení „<text:span text:style-name="T54">Situace lidí s variacemi pohlavních znaků a jejich rodin</text:span>“ s cílem přispět ke zlepšení postavení intersex lidí v České republice.<text:span text:style-name="T55"><text:note text:note-class="footnote" text:id="_ftn3"><text:note-citation>4</text:note-citation><text:note-body><text:p text:style-name="P56"><text:span text:style-name="T57"><text:s/>Doporučení veřejného ochránce práv ze dne 27. 8.<text:s/></text:span><text:span text:style-name="T58">2021, sp. zn. 4/2021/OZP,<text:s/></text:span><text:a xlink:href="https://eso.ochrance.cz/Nalezene/Edit/9602" office:target-frame-name="_top" xlink:show="replace"><text:span text:style-name="T59">https://eso.ochrance.cz/Nalezene/Edit/9602</text:span></text:a><text:span text:style-name="T60">.</text:span><text:span text:style-name="T61"><text:s/></text:span><text:span text:style-name="T62"><text:s/></text:span></text:p></text:note-body></text:note></text:span></text:p>
      <text:p text:style-name="Základnítext">V téže době ochránce diskutoval o výzkumech mapujících zkušenosti LGBTQ+ lidí se společenskými stereotypy, diskriminací, obtěžováním nebo násilím na akci<text:s/><text:span text:style-name="T63">Prague Pride</text:span>.<text:span text:style-name="T64"><text:note text:note-class="footnote" text:id="_ftn4"><text:note-citation>5</text:note-citation><text:note-body><text:p text:style-name="P65"><text:span text:style-name="T66"><text:s/>Ombudsman.<text:s/></text:span><text:span text:style-name="T67">Stanislav Křeček diskutoval na Prague Pride</text:span><text:span text:style-name="T68">. Online, tisková zpráva. 6. 8. 2021. Dostupné z:<text:s/></text:span><text:a xlink:href="https://www.ochrance.cz/aktualne/stanislav_krecek_diskutoval_na_prague_pride/" office:target-frame-name="_top" xlink:show="replace"><text:span text:style-name="T69">https://ww</text:span><text:span text:style-name="T70">w.ochrance.cz/aktualne/stanislav_krecek_diskutoval_na_prague_pride/</text:span></text:a><text:span text:style-name="T71"><text:s/>[cit. 28. 5. 2024].<text:s/></text:span></text:p></text:note-body></text:note></text:span></text:p>
      <text:p text:style-name="Základnítext">Na konci roku 2021 ochránce nominoval zaměstnance Kanceláře veřejného ochránce práv Mgr. Karla Sudu na členství ve Výboru pro práva LGBTI+ lidí Rady vlády pro lidská práva. Jmenovaný zaměstnanec Kanceláře je členem tohoto poradního orgánu doposud.</text:p>
      <text:soft-page-break/>
      <text:p text:style-name="Základnítext">V květnu 2022 ochránce zveřejnil epizodu podcastu „<text:span text:style-name="T72">Na kávu s ombudsmanem</text:span>“ k tématu „<text:span text:style-name="T73">Sexuální menšiny a diskriminace</text:span>“. Tím chtěl připomenout historické i stávající souvislosti<text:s/>Mezinárodního dne proti homofobii, bifobii a transfobii.<text:span text:style-name="T74"><text:note text:note-class="footnote" text:id="_ftn5"><text:note-citation>6</text:note-citation><text:note-body><text:p text:style-name="P75"><text:span text:style-name="T76"><text:s/></text:span>Ombudsman [@verejny.ochrance.prav].<text:s/><text:span text:style-name="T77">Na kávu s ombudsmanem – 64. díl – Sexuální menšiny a diskriminace</text:span>. Online, podcast. 18. 5. 2022. Dostupné z: YouTube,<text:s/><text:a xlink:href="https://youtu.be/p3TXPR1gH3s" office:target-frame-name="_top" xlink:show="replace"><text:span text:style-name="T78">https://youtu.be/p3TXPR1gH3s</text:span></text:a><text:s/><text:span text:style-name="T79">[cit. 28. 5. 2024]</text:span>. <text:s/></text:p></text:note-body></text:note></text:span></text:p>
      <text:p text:style-name="Základnítext">V březnu 2023 ochránce uplatnil připomínku k návrhu zákona, kterým se mění zákon o vysokých školách,<text:span text:style-name="T80"><text:note text:note-class="footnote" text:id="_ftn6"><text:note-citation>7</text:note-citation><text:note-body><text:p text:style-name="P81"><text:span text:style-name="T82"><text:s/>Zákon č. 111/1998 Sb., o vysokých školách a o změně a dop</text:span><text:span text:style-name="T83">lnění dalších zákonů (zákon o vysokých školách).<text:s/></text:span></text:p></text:note-body></text:note></text:span><text:s/>ve snaze o zlepšení postavení transgender absolventů vysokých škol žádajících o vydání nového vysokoškolského diplomu.<text:span text:style-name="T84"><text:note text:note-class="footnote" text:id="_ftn7"><text:note-citation>8</text:note-citation><text:note-body><text:p text:style-name="P85"><text:span text:style-name="T86"><text:s/>Připomínky veřejného ochránce práv ze dne 7. 3. 2023, sp. zn. 8895/2023/S,<text:s/></text:span><text:a xlink:href="https://eso.ochrance.cz/Nalezene/Edit/11556" office:target-frame-name="_top" xlink:show="replace"><text:span text:style-name="T87">https://eso.ochrance.cz/Nalezene/Edit/11556</text:span></text:a><text:span text:style-name="T88">.<text:s/></text:span></text:p></text:note-body></text:note></text:span></text:p>
      <text:p text:style-name="Základnítext">V srpnu 2023 ochránce doporučil k publikaci ve Sbírce rozhodnutí Nejvyššího správního soudu rozsudek Krajského soudu v Ostravě, pobočka v Olomouci, dle něhož<text:s/>je veřejná vysoká škola povinna vydat na žádost svému absolventovi, který prodělal změnu pohlaví, vysokoškolský diplom s aktuálními osobními údaji. Cílem bylo přispět k tomu, aby byly závěry soudu ve vysokoškolském prostředí všeobecně aplikovány.</text:p>
      <text:p text:style-name="Základnítext">V prosinci 2023 ochránce vydal praktickou příručku práva na rovné zacházení pro zaměstnavatele „<text:span text:style-name="T89">Nejčastější případy diskriminace na pracovišti a jak se jim vyhnout</text:span>“. Jednu ze samostatných pasáží této příručky přitom věnoval problematice pracovních podmínek LGBTQ+ zaměstnanců.<text:span text:style-name="Značkapozn.podčarou"><text:note text:note-class="footnote" text:id="_ftn8"><text:note-citation>9</text:note-citation><text:note-body><text:p text:style-name="P90"><text:s/>Doporučení veřejného ochránce práv ze dne 7. 12. 2023, sp. zn. 68/2021/DIS,<text:s/><text:a xlink:href="https://eso.ochrance.cz/Nalezene/Edit/12506" office:target-frame-name="_top" xlink:show="replace"><text:span text:style-name="T91">https://eso.ochrance.cz/Nalezene/Edit/12506</text:span></text:a>.<text:s/></text:p></text:note-body></text:note></text:span></text:p>
      <text:p text:style-name="Základnítext">Uvedený výčet nezahrnuje aktivity, které ve sledované době<text:s/>realizoval zástupce veřejného ochránce práv, jeho předchůdkyně či jednotliví pracovníci Kanceláře. Celkový okruh našich aktivit spočívajících na spolupráci se státní správou, neziskovým sektorem, v osvětové a pedagogické činnosti nebo v komunikaci se zahraničními partnery je tak výrazně širší.</text:p>
      <text:h text:style-name="Nadpis2" text:outline-level="2">K bodu č. 2</text:h>
      <text:p text:style-name="Základnítext">V roce 2015 jsme obdrželi celkem 10 individuálních podnětů s námitkou diskriminace z důvodu sexuální orientace. K dnešnímu dny jsou všechny tyto podněty vyřízeny. V jednom případě vzal podatel svůj podnět<text:s/>zpět, v ostatních případech (9) ochránce podnět odložil či objasnil bez bližšího prověřování námitky diskriminace.</text:p>
      <text:p text:style-name="Základnítext">V roce 2016 jsme obdrželi celkem 8 individuálních podnětů s námitkou diskriminace z důvodu sexuální orientace. K dnešnímu dny jsou všechny tyto podněty vyřízeny. Ve čtyřech případech ochránce podnět odložil či objasnil bez bližšího prověřování námitky diskriminace, v jednom případě dospěl k závěru o zjištění diskriminace a ve dvou případech věc ukončil po vydání závěrečného stanoviska, poněvadž šetřený úřad provedl dostatečná opatření k nápravě. V posledním případě ochránce podnět vyřídil jiným způsobem.</text:p>
      <text:soft-page-break/>
      <text:p text:style-name="Základnítext">V roce 2017 jsme obdrželi celkem 5 individuálních podnětů s námitkou diskriminace z důvodu sexuální orientace. K dnešnímu dny jsou všechny tyto podněty vyřízeny. Ve všech případech ochránce podnět odložil či objasnil bez bližšího prověřování námitky diskriminace.</text:p>
      <text:p text:style-name="Základnítext">V roce 2018 jsme obdrželi celkem 7 individuálních podnětů s námitkou diskriminace z důvodu sexuální orientace. K dnešnímu dny jsou všechny tyto podněty vyřízeny. V šesti případech ochránce podnět odložil či objasnil bez bližšího prověřování námitky diskriminace. V posledním případě ochránce věc ukončil po vydání zprávy o šetření, poněvadž šetřený úřad provedl dostatečná opatření k nápravě.</text:p>
      <text:p text:style-name="Základnítext">V roce 2019 jsme obdrželi celkem 4 individuální podněty s námitkou diskriminace z důvodu sexuální orientace. K dnešnímu dny jsou všechny tyto podněty vyřízeny. Ve všech případech ochránce podnět odložil či objasnil bez bližšího prověřování námitky diskriminace.</text:p>
      <text:p text:style-name="Základnítext">V roce 2020 jsme obdrželi celkem 7 individuálních podnětů s námitkou diskriminace z důvodu sexuální orientace. K dnešnímu dny jsou všechny tyto podněty vyřízeny. Ve dvou případech vzal podatel svůj podnět zpět, v ostatních případech (5) ochránce podnět odložil či objasnil bez bližšího prověřování námitky diskriminace.</text:p>
      <text:p text:style-name="Základnítext">V roce 2021 jsme obdrželi celkem 7 individuálních podnětů s námitkou diskriminace z důvodu sexuální orientace. K dnešnímu dny jsou všechny tyto podněty vyřízeny. V šesti případech ochránce podnět odložil či objasnil bez bližšího prověřování námitky diskriminace. V posledním případě ochránce podnět vyřídil jiným způsobem.</text:p>
      <text:p text:style-name="Základnítext">V roce 2022 jsme obdrželi celkem 8 individuálních podnětů s námitkou diskriminace z důvodu sexuální orientace. K dnešnímu dny jsou všechny tyto podněty vyřízeny. Ve všech případech ochránce podnět odložil či objasnil bez bližšího prověřování námitky diskriminace.</text:p>
      <text:p text:style-name="Základnítext">V roce 2023 jsme obdrželi celkem 5 individuálních podnětů s námitkou diskriminace z důvodu sexuální orientace. K dnešnímu dny jsou všechny tyto podněty vyřízeny. Ve všech případech ochránce podnět odložil či objasnil bez bližšího prověřování námitky diskriminace.</text:p>
      <text:p text:style-name="Základnítext">Co se týče obdržených individuálních podnětů s námitkou diskriminace z důvodu pohlavní identifikace,<text:s/>jejich přesný počet pro účely statistiky nesledujeme. Pohlavní identifikace totiž není (na rozdíl od sexuální orientace) dle účinného antidiskriminačního zákona samostatným diskriminačním důvodem. Pro představu však uvádíme počty obdržených podnětů s námitkou diskriminace z důvodu pohlaví v letech 2015 – 2023, z nichž menší část tvoří také podněty týkající se problematiky pohlavní identifikace (typicky se jedná o podněty transgender a nebinárních lidí):<text:s/></text:p>
      <table:table table:style-name="Table92">
        <table:table-columns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Rok</text:p>
          </table:table-cell>
          <table:table-cell table:style-name="TableCell98">
            <text:p text:style-name="P99">Počet obdržených podnětů</text:p>
          </table:table-cell>
        </table:table-row>
        <table:table-row table:style-name="TableRow100">
          <table:table-cell table:style-name="TableCell101">
            <text:p text:style-name="P102">2015</text:p>
          </table:table-cell>
          <table:table-cell table:style-name="TableCell103">
            <text:p text:style-name="P104">54 podnětů</text:p>
          </table:table-cell>
        </table:table-row>
        <table:table-row table:style-name="TableRow105">
          <table:table-cell table:style-name="TableCell106">
            <text:p text:style-name="P107">2016</text:p>
          </table:table-cell>
          <table:table-cell table:style-name="TableCell108">
            <text:p text:style-name="P109">53 podnětů</text:p>
          </table:table-cell>
        </table:table-row>
        <table:table-row table:style-name="TableRow110">
          <table:table-cell table:style-name="TableCell111">
            <text:p text:style-name="P112">2017</text:p>
          </table:table-cell>
          <table:table-cell table:style-name="TableCell113">
            <text:p text:style-name="P114">47 podnětů</text:p>
          </table:table-cell>
        </table:table-row>
        <table:table-row table:style-name="TableRow115">
          <table:table-cell table:style-name="TableCell116">
            <text:p text:style-name="P117">2018</text:p>
          </table:table-cell>
          <table:table-cell table:style-name="TableCell118">
            <text:p text:style-name="P119">38 podnětů</text:p>
          </table:table-cell>
        </table:table-row>
        <table:table-row table:style-name="TableRow120">
          <table:table-cell table:style-name="TableCell121">
            <text:p text:style-name="P122">2019</text:p>
          </table:table-cell>
          <table:table-cell table:style-name="TableCell123">
            <text:p text:style-name="P124">58 podnětů</text:p>
          </table:table-cell>
        </table:table-row>
        <table:table-row table:style-name="TableRow125">
          <table:table-cell table:style-name="TableCell126">
            <text:p text:style-name="P127">2020</text:p>
          </table:table-cell>
          <table:table-cell table:style-name="TableCell128">
            <text:p text:style-name="P129">37 podnětů</text:p>
          </table:table-cell>
        </table:table-row>
        <table:table-row table:style-name="TableRow130">
          <table:table-cell table:style-name="TableCell131">
            <text:p text:style-name="P132">2021</text:p>
          </table:table-cell>
          <table:table-cell table:style-name="TableCell133">
            <text:p text:style-name="P134">29 podnětů</text:p>
          </table:table-cell>
        </table:table-row>
        <table:table-row table:style-name="TableRow135">
          <table:table-cell table:style-name="TableCell136">
            <text:p text:style-name="P137">2022</text:p>
          </table:table-cell>
          <table:table-cell table:style-name="TableCell138">
            <text:p text:style-name="P139">41 podnětů</text:p>
          </table:table-cell>
        </table:table-row>
        <text:soft-page-break/>
        <table:table-row table:style-name="TableRow140">
          <table:table-cell table:style-name="TableCell141">
            <text:p text:style-name="P142">2023</text:p>
          </table:table-cell>
          <table:table-cell table:style-name="TableCell143">
            <text:p text:style-name="P144">49 podnětů</text:p>
          </table:table-cell>
        </table:table-row>
      </table:table>
      <text:h text:style-name="Nadpis2" text:outline-level="2"/>
      <text:h text:style-name="Nadpis2" text:outline-level="2">K bodu č. 3</text:h>
      <text:p text:style-name="Základnítext">Dle dostupných záznamů se veřejný ochránce práv JUDr. Stanislav Křeček od zahájení svého funkčního období (od<text:s/>19. února 2020) setkal se zástupci neziskových organizací, nevládních iniciativ či aktivisty, jejichž cílem je boj proti diskriminaci vůči LGBTQ+ komunitě, při několika příležitostech. Naposledy se tak stalo při příležitosti kulatého stolu „<text:span text:style-name="T145">Pomoc obětem di</text:span><text:span text:style-name="T146">skriminace</text:span>“ určeného pro zástupce nevládních neziskových organizací, který ochránce uspořádal v prostorách Kanceláře veřejného ochránce práv v dubnu 2024.<text:span text:style-name="T147"><text:note text:note-class="footnote" text:id="_ftn9"><text:note-citation>10</text:note-citation><text:note-body><text:p text:style-name="P148"><text:span text:style-name="T149"><text:s/>Ombudsman.<text:s/></text:span><text:span text:style-name="T150">Pomoc obětem diskriminace je společný cíl ombudsmana i nevládních organizací</text:span><text:span text:style-name="T151">. Online, t</text:span><text:span text:style-name="T152">isková zpráva. 26. 4. 2024. Dostupné z:<text:s/></text:span><text:a xlink:href="https://www.ochrance.cz/aktualne/pomoc_obetem_diskriminace_je_spolecny_cil_ombudsmana_i_nevladnich_organizaci/" office:target-frame-name="_top" xlink:show="replace"><text:span text:style-name="T153">https://www.ochrance.cz/aktualne/pomoc_obetem_diskriminace_je_spolecny_cil_ombudsmana_i_</text:span><text:span text:style-name="T154">nevladnich_organizaci/</text:span></text:a><text:span text:style-name="T155"><text:s/>[cit. 28. 5. 2024].<text:s/></text:span></text:p></text:note-body></text:note></text:span></text:p>
      <text:h text:style-name="Nadpis2" text:outline-level="2">K bodu č. 4</text:h>
      <text:p text:style-name="Základnítext">Dle dostupných záznamů veřejný ochránce práv JUDr. Stanislav Křeček od zahájení svého funkčního období (od 19. února 2020) vystoupil na akci související s iniciativami snažícími se zlepšit společenské<text:s/>nebo právní postavení sexuálních a genderových menšin jednou. Jednalo se o již vzpomínanou diskusi o výzkumech mapujících zkušenosti LGBTQ+ lidí se společenskými stereotypy, diskriminací, obtěžováním nebo násilím na akci<text:s/><text:span text:style-name="T156">Prague Pride</text:span><text:s/>v srpnu 2021.</text:p>
      <text:p text:style-name="Základnítext">Uvedený<text:s/>výčet nezahrnuje vystoupení, která ve sledované době realizoval zástupce veřejného ochránce práv, jeho předchůdkyně či jednotliví pracovníci Kanceláře. Celkový okruh obdobných vystoupení je tedy výrazně širší.</text:p>
      <text:p text:style-name="Základnítext">S pozdravem</text:p>
      <text:p text:style-name="Základnítext"/>
      <text:p text:style-name="P157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IAN6*</text:span></text:p>
        <text:p text:style-name="P12"><text:span text:style-name="T13">KVOPX00EIAN6</text:span>KVOPX00EIAN6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6-18T09:29:00Z</meta:creation-date>
    <dc:date>2024-06-18T09:31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5" meta:paragraph-count="21" meta:word-count="1543" meta:character-count="10626" meta:row-count="75" meta:non-whitespace-character-count="9104"/>
  </office:meta>
</office:document-meta>
</file>